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ff" draw:fill="solid" draw:fill-color="#ff00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18cm" svg:height="1.422cm" svg:x="5.194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04cm" svg:height="1.939cm" svg:x="5.03cm" svg:y="7.61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44cm" svg:height="0.924cm" svg:x="5.599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924cm" svg:height="0.438cm" draw:transform="rotate (-0.430747259393306) translate (6.299cm 8.14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924cm" svg:height="0.438cm" draw:transform="rotate (-0.430747259393306) translate (7.246cm 8.14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18cm" svg:height="1.422cm" svg:x="7.528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04cm" svg:height="1.939cm" svg:x="7.364cm" svg:y="7.58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44cm" svg:height="0.924cm" svg:x="7.9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112cm" svg:height="1.125cm" svg:x="9.908cm" svg:y="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94cm" svg:height="2.731cm" svg:x="10.125cm" svg:y="7.5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924cm" svg:height="0.438cm" draw:transform="rotate (-0.430747259393306) translate (8.656cm 8.07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402cm" svg:height="1.329cm" draw:transform="rotate (-0.509461608658235) translate (9.968cm 7.62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924cm" svg:height="1.732cm" svg:x="10.252cm" svg:y="7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78cm" svg:height="0.438cm" draw:transform="rotate (-1.16902153298677) translate (5.347cm 8.153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3T23:05:55</meta:creation-date>
    <dc:date>2013-05-13T23:06:08</dc:date>
    <dc:creator>Lauren Scott</dc:creator>
    <meta:editing-duration>PT13S</meta:editing-duration>
    <meta:editing-cycles>1</meta:editing-cycles>
    <meta:document-statistic meta:object-count="14"/>
    <meta:generator>OpenOffice.org/3.3$Unix OpenOffice.org_project/330m20$Build-9567</meta:generator>
  </office:meta>
</office:document-meta>
</file>